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fa6" officeooo:paragraph-rsid="00045fa6"/>
    </style:style>
    <style:style style:name="P2" style:family="paragraph" style:parent-style-name="Standard">
      <style:text-properties officeooo:rsid="0004a06d" officeooo:paragraph-rsid="0004a06d"/>
    </style:style>
    <style:style style:name="P3" style:family="paragraph" style:parent-style-name="Standard">
      <style:text-properties officeooo:rsid="000655bf" officeooo:paragraph-rsid="000655bf"/>
    </style:style>
    <style:style style:name="P4" style:family="paragraph" style:parent-style-name="Standard">
      <style:text-properties officeooo:rsid="000655bf" officeooo:paragraph-rsid="000655bf"/>
    </style:style>
    <style:style style:name="P5" style:family="paragraph" style:parent-style-name="Standard">
      <style:text-properties officeooo:rsid="0007e4f5" officeooo:paragraph-rsid="0007e4f5"/>
    </style:style>
    <style:style style:name="T1" style:family="text">
      <style:text-properties style:text-position="super 58%"/>
    </style:style>
    <style:style style:name="T2" style:family="text">
      <style:text-properties officeooo:rsid="000680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ctober 10<text:span text:style-name="T1">th</text:span>, 2019</text:p>
      <text:p text:style-name="P1"/>
      <text:p text:style-name="P2">Data Visualization</text:p>
      <text:p text:style-name="P2"/>
      <text:p text:style-name="P2">You need to clean data – use Pandas</text:p>
      <text:p text:style-name="P2">you can go to cells, run above to execute code above a cell</text:p>
      <text:p text:style-name="P2"/>
      <text:p text:style-name="P2"/>
      <text:p text:style-name="P3">1</text:p>
      <text:p text:style-name="P3">2</text:p>
      <text:p text:style-name="P3">3</text:p>
      <text:p text:style-name="P3"/>
      <text:p text:style-name="P3"/>
      <text:p text:style-name="P3">2,6,</text:p>
      <text:p text:style-name="P3"/>
      <text:p text:style-name="P3">homework</text:p>
      <text:p text:style-name="P3">do the matrix muliplication problems</text:p>
      <text:p text:style-name="P3"/>
      <text:p text:style-name="P3"><text:span text:style-name="T2">1. </text:span>read about derivatives of math function</text:p>
      <text:p text:style-name="P3"><text:span text:style-name="T2">2. </text:span>read about partial derivatives</text:p>
      <text:p text:style-name="P3"/>
      <text:p text:style-name="P5">testing fetc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0T18:20:25.670109416</meta:creation-date>
    <dc:date>2019-10-12T11:16:55.768625859</dc:date>
    <meta:editing-duration>PT2H48M58S</meta:editing-duration>
    <meta:editing-cycles>5</meta:editing-cycles>
    <meta:generator>LibreOffice/6.3.2.2$Linux_X86_64 LibreOffice_project/30$Build-2</meta:generator>
    <meta:document-statistic meta:table-count="0" meta:image-count="0" meta:object-count="0" meta:page-count="1" meta:paragraph-count="13" meta:word-count="49" meta:character-count="269" meta:non-whitespace-character-count="232"/>
  </office:meta>
</office:document-meta>
</file>